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8.81cm" fo:margin-left="1.101cm" fo:margin-top="0.101cm" fo:margin-bottom="0cm" table:align="left"/>
    </style:style>
    <style:style style:name="Table2.A" style:family="table-column">
      <style:table-column-properties style:column-width="10.88cm"/>
    </style:style>
    <style:style style:name="Table2.B" style:family="table-column">
      <style:table-column-properties style:column-width="0.217cm"/>
    </style:style>
    <style:style style:name="Table2.C" style:family="table-column">
      <style:table-column-properties style:column-width="7.713cm"/>
    </style:style>
    <style:style style:name="Table2.1" style:family="table-row">
      <style:table-row-properties style:min-row-height="0.639cm"/>
    </style:style>
    <style:style style:name="Table2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" fo:padding="0cm" fo:border="none"/>
    </style:style>
    <style:style style:name="Table2.C1" style:family="table-cell">
      <style:table-cell-properties style:vertical-align="" fo:padding="0cm" fo:border="none"/>
    </style:style>
    <style:style style:name="Table2.B2" style:family="table-cell">
      <style:table-cell-properties style:vertical-align="" fo:padding="0cm" fo:border="none"/>
    </style:style>
    <style:style style:name="Table2.C2" style:family="table-cell">
      <style:table-cell-properties style:vertical-align="" fo:padding="0cm" fo:border="none"/>
    </style:style>
    <style:style style:name="Table3" style:family="table">
      <style:table-properties style:width="10.88cm" fo:break-before="column" table:align="margins"/>
    </style:style>
    <style:style style:name="Table3.A" style:family="table-column">
      <style:table-column-properties style:column-width="4.496cm" style:rel-column-width="27083*"/>
    </style:style>
    <style:style style:name="Table3.B" style:family="table-column">
      <style:table-column-properties style:column-width="2.406cm" style:rel-column-width="14492*"/>
    </style:style>
    <style:style style:name="Table3.C" style:family="table-column">
      <style:table-column-properties style:column-width="1.997cm" style:rel-column-width="12027*"/>
    </style:style>
    <style:style style:name="Table3.D" style:family="table-column">
      <style:table-column-properties style:column-width="1.981cm" style:rel-column-width="11933*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7.713cm" fo:break-before="column" table:align="margins"/>
    </style:style>
    <style:style style:name="Table4.A" style:family="table-column">
      <style:table-column-properties style:column-width="2.189cm" style:rel-column-width="18597*"/>
    </style:style>
    <style:style style:name="Table4.B" style:family="table-column">
      <style:table-column-properties style:column-width="3.919cm" style:rel-column-width="33299*"/>
    </style:style>
    <style:style style:name="Table4.C" style:family="table-column">
      <style:table-column-properties style:column-width="1.605cm" style:rel-column-width="13639*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1b2caa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1b2caa" style:font-size-asian="9pt" style:font-size-complex="9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6pt" fo:letter-spacing="-0.012cm" fo:font-weight="normal" officeooo:paragraph-rsid="0057f768" fo:background-color="transparent" style:font-size-asian="6pt" style:font-weight-asian="normal" style:font-name-complex="Lucida Sans" style:font-size-complex="6pt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6pt" fo:letter-spacing="-0.012cm" fo:font-weight="normal" officeooo:rsid="00562cbb" officeooo:paragraph-rsid="0057f768" fo:background-color="transparent" style:font-size-asian="6pt" style:font-weight-asian="normal" style:font-name-complex="Lucida Sans" style:font-size-complex="6pt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size="8pt" style:font-size-asian="8pt" style:font-size-complex="8pt"/>
    </style:style>
    <style:style style:name="P1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5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57f768" style:font-size-asian="9pt" style:font-weight-asian="bold" style:font-name-complex="Lucida Sans" style:font-size-complex="9pt" style:font-weight-complex="bold"/>
    </style:style>
    <style:style style:name="P16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1f94f8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3a4a7c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1b748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56c4c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695b3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53bc1e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436fa3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53bc1e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36fa3" officeooo:paragraph-rsid="00436fa3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36fa3" officeooo:paragraph-rsid="004498e5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4498e5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436fa3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a44c6" officeooo:paragraph-rsid="00436fa3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2bfd20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32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33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P34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35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3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39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40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officeooo:paragraph-rsid="00227bb4" style:font-size-asian="8pt" style:font-size-complex="8pt"/>
    </style:style>
    <style:style style:name="P41" style:family="paragraph" style:parent-style-name="Standard">
      <style:paragraph-properties fo:margin-top="0.018cm" fo:margin-bottom="0cm" style:contextual-spacing="false" fo:line-height="100%" fo:orphans="0" fo:widows="0" style:text-autospace="none"/>
    </style:style>
    <style:style style:name="P42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4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b2caa" style:font-size-asian="8pt" style:font-weight-asian="normal" style:font-size-complex="8pt" style:font-weight-complex="normal"/>
    </style:style>
    <style:style style:name="P4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b2caa"/>
    </style:style>
    <style:style style:name="P4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52a7d7"/>
    </style:style>
    <style:style style:name="P4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5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b2caa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2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b2caa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5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3bc1e" style:font-size-asian="9pt" style:font-weight-asian="bold" style:font-size-complex="9pt" style:font-weight-complex="bold"/>
    </style:style>
    <style:style style:name="P61" style:family="paragraph" style:parent-style-name="Table_20_Contents">
      <style:text-properties fo:font-size="8pt" style:font-size-asian="8pt" style:font-size-complex="8pt"/>
    </style:style>
    <style:style style:name="P62" style:family="paragraph" style:parent-style-name="Table_20_Contents">
      <style:text-properties fo:font-size="4pt" style:font-size-asian="4pt" style:font-size-complex="4pt"/>
    </style:style>
    <style:style style:name="P63" style:family="paragraph" style:parent-style-name="Standard">
      <style:text-properties fo:font-size="2pt" style:font-size-asian="2pt" style:font-size-complex="2pt"/>
    </style:style>
    <style:style style:name="P64" style:family="paragraph" style:parent-style-name="Standard">
      <style:text-properties style:font-name="Lucida Sans" fo:font-size="14pt" style:font-size-asian="14pt" style:font-size-complex="14pt"/>
    </style:style>
    <style:style style:name="P65" style:family="paragraph" style:parent-style-name="Standard">
      <style:text-properties officeooo:paragraph-rsid="002a5127"/>
    </style:style>
    <style:style style:name="P66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67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68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rsid="001b2caa" officeooo:paragraph-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9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7.5pt" fo:letter-spacing="-0.007cm" fo:font-style="normal" fo:font-weight="bold" officeooo:rsid="001b2caa" officeooo:paragraph-rsid="001b2caa" style:font-size-asian="7.5pt" style:font-style-asian="normal" style:font-weight-asian="bold" style:font-name-complex="Lucida Sans" style:font-size-complex="7.5pt" style:font-style-complex="normal" style:font-weight-complex="bold"/>
    </style:style>
    <style:style style:name="P70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4bd9a1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73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P74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officeooo:paragraph-rsid="00227bb4" style:font-size-asian="9pt" style:font-weight-asian="bold" style:font-size-complex="9pt" style:font-weight-complex="bold"/>
    </style:style>
    <style:style style:name="P7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P7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ffef8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" style:family="text">
      <style:text-properties fo:color="#000000" fo:font-size="14pt" fo:letter-spacing="0.004cm" fo:font-style="normal" officeooo:rsid="001b8df7" style:font-size-asian="14pt" style:font-style-asian="normal" style:font-size-complex="14pt" style:font-style-complex="normal"/>
    </style:style>
    <style:style style:name="T6" style:family="text">
      <style:text-properties fo:color="#000000" fo:letter-spacing="0.004cm" fo:font-style="normal" style:font-style-asian="normal" style:font-style-complex="normal"/>
    </style:style>
    <style:style style:name="T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8" style:family="text">
      <style:text-properties fo:color="#000000" fo:letter-spacing="-0.007cm" fo:font-style="normal" style:font-style-asian="normal" style:font-style-complex="normal"/>
    </style:style>
    <style:style style:name="T9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0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1" style:family="text">
      <style:text-properties fo:letter-spacing="-0.007cm" fo:font-style="italic" style:font-style-asian="italic" style:font-style-complex="italic"/>
    </style:style>
    <style:style style:name="T12" style:family="text">
      <style:text-properties fo:letter-spacing="-0.007cm" fo:font-style="normal" officeooo:rsid="001b2caa" style:font-style-asian="normal" style:font-style-complex="normal"/>
    </style:style>
    <style:style style:name="T13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T14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T15" style:family="text">
      <style:text-properties fo:color="#221f1f" style:font-name="Lucida Sans" fo:font-size="10pt" style:font-size-asian="10pt" style:font-name-complex="Lucida Sans" style:font-size-complex="10pt"/>
    </style:style>
    <style:style style:name="T16" style:family="text">
      <style:text-properties fo:color="#221f1f" style:font-name="Lucida Sans" fo:font-size="9pt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20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6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T27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fo:letter-spacing="-0.009cm" style:font-size-asian="9pt" style:font-size-complex="9pt"/>
    </style:style>
    <style:style style:name="T32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T33" style:family="text">
      <style:text-properties fo:color="#221f1f" style:text-position="-5% 100%" fo:letter-spacing="-0.007cm" fo:font-style="normal" officeooo:rsid="001b2caa" style:font-style-asian="normal" style:font-style-complex="normal"/>
    </style:style>
    <style:style style:name="T34" style:family="text">
      <style:text-properties fo:color="#221f1f" fo:letter-spacing="-0.007cm" fo:font-style="normal" officeooo:rsid="001c3d3e" style:font-style-asian="normal" style:font-style-complex="normal"/>
    </style:style>
    <style:style style:name="T3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7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2" style:family="text">
      <style:text-properties fo:font-size="8pt" style:font-size-asian="8pt" style:font-size-complex="8pt"/>
    </style:style>
    <style:style style:name="T43" style:family="text">
      <style:text-properties style:use-window-font-color="true"/>
    </style:style>
    <style:style style:name="T44" style:family="text">
      <style:text-properties officeooo:rsid="00456c4c"/>
    </style:style>
    <style:style style:name="T45" style:family="text">
      <style:text-properties officeooo:rsid="004695b3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table:number-columns-spanned="4" office:value-type="string">
                  <text:p text:style-name="P16"><text:text-input text:description="&lt;for each=&quot;line in o.get_consolidated_moves()&quot;&gt;">For each line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0"><text:span text:style-name="T44"><text:text-input text:description="&lt;line[0].move_id.document_class_id.code_template or line[0].move_id.journal_id.code&gt;">FA</text:text-input></text:span> <text:text-input text:description="&lt;line[0].ref or line[0].name&gt;">21654321613</text:text-input></text:p>
                </table:table-cell>
                <table:table-cell table:style-name="Table3.A1" office:value-type="string">
                  <text:p text:style-name="P21"><text:span text:style-name="T45"><text:text-input text:description="&lt;if test=&quot;line[0].date_maturity&quot;&gt;">If</text:text-input></text:span><text:span text:style-name="T45"><text:text-input text:description="&lt;formatLang(line[0].date_maturity,date=True)&gt;">19/12/1984</text:text-input></text:span><text:span text:style-name="T45"><text:text-input text:description="&lt;/if&gt;">/If</text:text-input></text:span></text:p>
                </table:table-cell>
                <table:table-cell table:style-name="Table3.A1" office:value-type="string">
                  <text:p text:style-name="P22"><text:text-input text:description="&lt;formatLang(line[1])&gt;">21654321613</text:text-input></text:p>
                </table:table-cell>
                <table:table-cell table:style-name="Table3.A1" office:value-type="string">
                  <text:p text:style-name="P22"><text:text-input text:description="&lt;formatLang(line[0].amount_residual)&gt;">216543216</text:text-input></text:p>
                </table:table-cell>
              </table:table-row>
              <table:table-row>
                <table:table-cell table:style-name="Table3.A1" table:number-columns-spanned="4" office:value-type="string">
                  <text:p text:style-name="P19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table:number-columns-spanned="4" office:value-type="string">
                  <text:p text:style-name="P25"><text:text-input text:description="&lt;if test=&quot;o.keepopen_amount&quot;&gt;">if o.keeopenamount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3">A cuenta</text:p>
                </table:table-cell>
                <table:table-cell table:style-name="Table3.A1" office:value-type="string">
                  <text:p text:style-name="P18"/>
                </table:table-cell>
                <table:table-cell table:style-name="Table3.A1" office:value-type="string">
                  <text:p text:style-name="P24"><text:text-input text:description="&lt;formatLang(o.keepopen_amount)&gt;">a cuenta</text:text-input></text:p>
                </table:table-cell>
                <table:table-cell table:style-name="Table3.A1" office:value-type="string">
                  <text:p text:style-name="P23"/>
                </table:table-cell>
              </table:table-row>
              <table:table-row>
                <table:table-cell table:style-name="Table3.A1" table:number-columns-spanned="4" office:value-type="string">
                  <text:p text:style-name="P27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table:number-columns-spanned="4" office:value-type="string">
                  <text:p text:style-name="P26"><text:text-input text:description="&lt;if test=&quot;o.writeoff_amount&quot;&gt;">if o.writeoff_amount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9"><text:text-input text:description="&lt;o.comment&gt;">Comment</text:text-input></text:p>
                </table:table-cell>
                <table:table-cell table:style-name="Table3.A1" office:value-type="string">
                  <text:p text:style-name="P18"/>
                </table:table-cell>
                <table:table-cell table:style-name="Table3.A1" office:value-type="string">
                  <text:p text:style-name="P24"><text:text-input text:description="&lt;formatLang(o.writeoff_amount)&gt;">ajuste</text:text-input></text:p>
                </table:table-cell>
                <table:table-cell table:style-name="Table3.A1" office:value-type="string">
                  <text:p text:style-name="P23"/>
                </table:table-cell>
              </table:table-row>
              <table:table-row>
                <table:table-cell table:style-name="Table3.A1" table:number-columns-spanned="4" office:value-type="string">
                  <text:p text:style-name="P28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</table:table>
            <text:p text:style-name="P30"/>
          </table:table-cell>
          <table:table-cell table:style-name="Table2.B2" office:value-type="string">
            <text:p text:style-name="P2"/>
          </table:table-cell>
          <table:table-cell table:style-name="Table2.C2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number-columns-spanned="3" office:value-type="string">
                  <text:p text:style-name="P16"><text:text-input text:description="&lt;for each=&quot;line in o.check_ids&quot;&gt;">For each line</text:text-input></text:p>
                </table:table-cell>
                <table:covered-table-cell/>
                <table:covered-table-cell/>
              </table:table-row>
              <table:table-row>
                <table:table-cell office:value-type="string">
                  <text:p text:style-name="P17"><text:text-input text:description="&lt;line.number&gt;">21654321613</text:text-input></text:p>
                </table:table-cell>
                <table:table-cell office:value-type="string">
                  <text:p text:style-name="P17"><text:text-input text:description="&lt;line.bank_id.name&gt;">21654321613</text:text-input></text:p>
                </table:table-cell>
                <table:table-cell office:value-type="string">
                  <text:p text:style-name="P17"><text:text-input text:description="&lt;formatLang(line.amount)&gt;">65432161</text:text-input></text:p>
                </table:table-cell>
              </table:table-row>
              <table:table-row>
                <table:table-cell table:number-columns-spanned="3" office:value-type="string">
                  <text:p text:style-name="P17"><text:text-input text:description="&lt;/for&gt;">End For</text:text-input></text:p>
                </table:table-cell>
                <table:covered-table-cell/>
                <table:covered-table-cell/>
              </table:table-row>
            </table:table>
            <text:p text:style-name="P30"/>
          </table:table-cell>
        </table:table-row>
        <table:table-row table:style-name="Table2.1">
          <table:table-cell table:style-name="Table2.A1" office:value-type="string">
            <text:p text:style-name="P16"/>
          </table:table-cell>
          <table:table-cell table:style-name="Table2.B2" office:value-type="string">
            <text:p text:style-name="P2"/>
          </table:table-cell>
          <table:table-cell table:style-name="Table2.C2" office:value-type="string">
            <text:p text:style-name="P16"/>
          </table:table-cell>
        </table:table-row>
      </table:table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2" style:family="table">
      <style:table-properties style:width="18.81cm" fo:margin-left="1.101cm" fo:margin-top="0.199cm" fo:margin-bottom="0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2.406cm"/>
    </style:style>
    <style:style style:name="Tabla2.C" style:family="table-column">
      <style:table-column-properties style:column-width="1.995cm"/>
    </style:style>
    <style:style style:name="Tabla2.D" style:family="table-column">
      <style:table-column-properties style:column-width="1.981cm"/>
    </style:style>
    <style:style style:name="Tabla2.E" style:family="table-column">
      <style:table-column-properties style:column-width="0.217cm"/>
    </style:style>
    <style:style style:name="Tabla2.F" style:family="table-column">
      <style:table-column-properties style:column-width="2.205cm"/>
    </style:style>
    <style:style style:name="Tabla2.G" style:family="table-column">
      <style:table-column-properties style:column-width="3.896cm"/>
    </style:style>
    <style:style style:name="Tabla2.H" style:family="table-column">
      <style:table-column-properties style:column-width="1.612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2.H1" style:family="table-cell">
      <style:table-cell-properties style:vertical-align="middle" fo:padding="0cm" fo:border="none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6cm" style:rel-column-width="3451*"/>
    </style:style>
    <style:style style:name="Tabla6.B" style:family="table-column">
      <style:table-column-properties style:column-width="3.808cm" style:rel-column-width="11883*"/>
    </style:style>
    <style:style style:name="Tabla6.C" style:family="table-column">
      <style:table-column-properties style:column-width="3.69cm" style:rel-column-width="11515*"/>
    </style:style>
    <style:style style:name="Tabla6.D" style:family="table-column">
      <style:table-column-properties style:column-width="1.446cm" style:rel-column-width="4513*"/>
    </style:style>
    <style:style style:name="Tabla6.E" style:family="table-column">
      <style:table-column-properties style:column-width="0.882cm" style:rel-column-width="2752*"/>
    </style:style>
    <style:style style:name="Tabla6.F" style:family="table-column">
      <style:table-column-properties style:column-width="0.988cm" style:rel-column-width="3082*"/>
    </style:style>
    <style:style style:name="Tabla6.G" style:family="table-column">
      <style:table-column-properties style:column-width="0.9cm" style:rel-column-width="2807*"/>
    </style:style>
    <style:style style:name="Tabla6.H" style:family="table-column">
      <style:table-column-properties style:column-width="2.999cm" style:rel-column-width="9357*"/>
    </style:style>
    <style:style style:name="Tabla6.I" style:family="table-column">
      <style:table-column-properties style:column-width="0.688cm" style:rel-column-width="2146*"/>
    </style:style>
    <style:style style:name="Tabla6.J" style:family="table-column">
      <style:table-column-properties style:column-width="3.193cm" style:rel-column-width="9962*"/>
    </style:style>
    <style:style style:name="Tabla6.K" style:family="table-column">
      <style:table-column-properties style:column-width="1.304cm" style:rel-column-width="4067*"/>
    </style:style>
    <style:style style:name="Tabla6.1" style:family="table-row">
      <style:table-row-properties style:min-row-height="0.617cm"/>
    </style:style>
    <style:style style:name="Tabla6.A1" style:family="table-cell">
      <style:table-cell-properties fo:padding="0cm" fo:border="none"/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621cm"/>
    </style:style>
    <style:style style:name="Tabla6.3" style:family="table-row">
      <style:table-row-properties style:min-row-height="0.536cm"/>
    </style:style>
    <style:style style:name="Tabla6.4" style:family="table-row">
      <style:table-row-properties style:min-row-height="0.572cm"/>
    </style:style>
    <style:style style:name="Tabla6.5" style:family="table-row">
      <style:table-row-properties style:min-row-height="0.116cm"/>
    </style:style>
    <style:style style:name="Tabla6.6" style:family="table-row">
      <style:table-row-properties style:min-row-height="0.783cm"/>
    </style:style>
    <style:style style:name="Tabla6.D6" style:family="table-cell">
      <style:table-cell-properties style:vertical-align="" fo:padding="0cm" fo:border="none"/>
    </style:style>
    <style:style style:name="Tabla6.7" style:family="table-row">
      <style:table-row-properties style:min-row-height="1.746cm"/>
    </style:style>
    <style:style style:name="Tabla6.C7" style:family="table-cell">
      <style:table-cell-properties style:vertical-align="bottom" fo:padding="0cm" fo:border="none"/>
    </style:style>
    <style:style style:name="Tabla6.8" style:family="table-row">
      <style:table-row-properties style:min-row-height="0.84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</style:style>
    <style:style style:name="MP9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b2caa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b2caa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b2caa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52a7d7"/>
    </style:style>
    <style:style style:name="MP2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ffef8"/>
    </style:style>
    <style:style style:name="MP2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b2caa"/>
    </style:style>
    <style:style style:name="MP30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3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MP3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3bc1e" style:font-size-asian="9pt" style:font-weight-asian="bold" style:font-size-complex="9pt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4" style:family="paragraph" style:parent-style-name="Standard">
      <style:text-properties fo:font-size="2pt" style:font-size-asian="2pt" style:font-size-complex="2pt"/>
    </style:style>
    <style:style style:name="MP35" style:family="paragraph" style:parent-style-name="Table_20_Contents">
      <style:text-properties fo:font-size="8pt" style:font-size-asian="8pt" style:font-size-complex="8pt"/>
    </style:style>
    <style:style style:name="MP36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37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4bd9a1" style:font-size-asian="10pt" style:font-weight-asian="bold" style:font-size-complex="10pt" style:font-weight-complex="bold"/>
    </style:style>
    <style:style style:name="MP38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rsid="001b2caa" officeooo:paragraph-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7.5pt" fo:letter-spacing="-0.007cm" fo:font-style="normal" fo:font-weight="bold" officeooo:rsid="001b2caa" officeooo:paragraph-rsid="001b2caa" style:font-size-asian="7.5pt" style:font-style-asian="normal" style:font-weight-asian="bold" style:font-name-complex="Lucida Sans" style:font-size-complex="7.5pt" style:font-style-complex="normal" style:font-weight-complex="bold"/>
    </style:style>
    <style:style style:name="MP40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officeooo:paragraph-rsid="00227bb4" style:font-size-asian="9pt" style:font-weight-asian="bold" style:font-size-complex="9pt" style:font-weight-complex="bold"/>
    </style:style>
    <style:style style:name="MP42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57f768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6pt" fo:letter-spacing="-0.012cm" fo:font-weight="normal" officeooo:paragraph-rsid="0057f768" fo:background-color="transparent" style:font-size-asian="6pt" style:font-weight-asian="normal" style:font-name-complex="Lucida Sans" style:font-size-complex="6pt" style:font-weight-complex="normal"/>
    </style:style>
    <style:style style:name="MP4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MP4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6pt" fo:letter-spacing="-0.012cm" fo:font-weight="normal" officeooo:rsid="00562cbb" officeooo:paragraph-rsid="0057f768" fo:background-color="transparent" style:font-size-asian="6pt" style:font-weight-asian="normal" style:font-name-complex="Lucida Sans" style:font-size-complex="6pt" style:font-weight-complex="normal"/>
    </style:style>
    <style:style style:name="MP46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47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MP48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MP49" style:family="paragraph" style:parent-style-name="Table_20_Contents">
      <style:text-properties fo:font-size="4pt" style:font-size-asian="4pt" style:font-size-complex="4pt"/>
    </style:style>
    <style:style style:name="MP50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MP51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officeooo:paragraph-rsid="00227bb4" style:font-size-asian="8pt" style:font-size-complex="8pt"/>
    </style:style>
    <style:style style:name="MP5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1b2caa" style:font-size-asian="9pt" style:font-weight-asian="bold" style:font-name-complex="Lucida Sans" style:font-size-complex="9pt" style:font-weight-complex="bold"/>
    </style:style>
    <style:style style:name="MP55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size="8pt" style:font-size-asian="8pt" style:font-size-complex="8pt"/>
    </style:style>
    <style:style style:name="MP56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1b2caa" style:font-size-asian="9pt" style:font-size-complex="9pt"/>
    </style:style>
    <style:style style:name="MP59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3" style:family="text">
      <style:text-properties fo:color="#000000" fo:font-size="14pt" fo:letter-spacing="0.004cm" fo:font-style="normal" officeooo:rsid="001b8df7" style:font-size-asian="14pt" style:font-style-asian="normal" style:font-size-complex="14pt" style:font-style-complex="normal"/>
    </style:style>
    <style:style style:name="MT4" style:family="text">
      <style:text-properties fo:letter-spacing="-0.007cm" fo:font-style="italic" style:font-style-asian="italic" style:font-style-complex="italic"/>
    </style:style>
    <style:style style:name="MT5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MT6" style:family="text">
      <style:text-properties fo:color="#221f1f" style:font-name="Lucida Sans" fo:font-size="10pt" style:font-size-asian="10pt" style:font-name-complex="Lucida Sans" style:font-size-complex="10pt"/>
    </style:style>
    <style:style style:name="MT7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MT8" style:family="text">
      <style:text-properties fo:letter-spacing="-0.007cm" fo:font-style="normal" officeooo:rsid="001b2caa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0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1" style:family="text">
      <style:text-properties fo:color="#221f1f" style:font-name="Lucida Sans" fo:font-size="9pt" style:font-size-asian="9pt" style:font-name-complex="Lucida Sans" style:font-size-complex="9pt"/>
    </style:style>
    <style:style style:name="MT22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fo:letter-spacing="-0.009cm" style:font-size-asian="9pt" style:font-size-complex="9pt"/>
    </style:style>
    <style:style style:name="MT2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5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MT36" style:family="text">
      <style:text-properties fo:color="#221f1f" fo:letter-spacing="-0.007cm" fo:font-style="normal" officeooo:rsid="001c3d3e" style:font-style-asian="normal" style:font-style-complex="normal"/>
    </style:style>
    <style:style style:name="MT37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MT38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MT39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0" style:family="text"/>
    <style:style style:name="MT41" style:family="text">
      <style:text-properties fo:color="#221f1f" style:text-position="-5% 100%" fo:letter-spacing="-0.007cm" fo:font-style="normal" officeooo:rsid="001b2caa" style:font-style-asian="normal" style:font-style-complex="normal"/>
    </style:style>
    <style:style style:name="MT42" style:family="text">
      <style:text-properties style:use-window-font-color="true"/>
    </style:style>
    <style:style style:name="MT43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9.7cm" fo:min-width="21.001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 office:value-type="date" office:date-value="1899-12-30">
              <text:p text:style-name="MP6"><text:span text:style-name="MT2"><text:text-input text:description="&lt;choose&gt;">ch</text:text-input></text:span><text:span text:style-name="MT2"><text:text-input text:description="&lt;when test=&quot;print_title and o.type=='payment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type=='receipt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7"><text:span text:style-name="MT4"><text:text-input text:description="&lt;if test=&quot;print_number&quot;&gt;">IF2</text:text-input></text:span>Nº: <text:text-input text:description="&lt;o.name&gt;">0001-00000023</text:text-input><text:span text:style-name="MT4"><text:text-input text:description="&lt;/if&gt;">end if</text:text-input></text:span><text:span text:style-name="MT4"> </text:span></text:p>
              <text:p text:style-name="MP8"><text:span text:style-name="MT5">Fecha</text:span><text:span text:style-name="MT6">: </text:span><text:span text:style-name="MT6"><text:text-input text:description="&lt;if test=&quot;o.date&quot;&gt;">If</text:text-input></text:span><text:span text:style-name="MT6"><text:text-input text:description="&lt;formatLang(o.date,date='true')&gt;">DD/MM/YYYY</text:text-input></text:span><text:span text:style-name="MT7"><text:text-input text:description="&lt;/if&gt;">/if</text:text-input></text:span></text:p>
              <text:p text:style-name="MP9"><text:span text:style-name="MT4"><text:text-input text:description="&lt;if test=&quot;print_number&quot;&gt;">IF2</text:text-input></text:span><text:span text:style-name="MT8">Hoja</text:span> Nº: <text:page-number text:select-page="current">1</text:page-number>/<text:page-count>1</text:page-count><text:span text:style-name="MT4"><text:text-input text:description="&lt;/if&gt;">end if</text:text-input></text:span><text:span text:style-name="MT4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2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2"><text:span text:style-name="MT10">Tel: </text:span><text:span text:style-name="MT10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1">I.V.A.: </text:span><text:span text:style-name="MT12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2"><text:text-input text:description="&lt;if test=&quot;print_header&quot;&gt;">IF2</text:text-input></text:span><text:span text:style-name="MT13">CUIT</text:span><text:span text:style-name="MT14">: </text:span><text:text-input text:description="&lt;o.partner_id.commercial_partner_id.formated_vat&gt;">20-31393297-9</text:text-input><text:span text:style-name="MT2"><text:text-input text:description="&lt;/if&gt;">&lt;/if&gt;</text:text-input></text:span></text:p>
              <text:p text:style-name="MP18"><text:span text:style-name="MT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9"><text:span text:style-name="MT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9"><text:text-input text:description="&lt;choose&gt;">ch</text:text-input></text:span><text:span text:style-name="MT19"><text:text-input text:description="&lt;when test=&quot;o.type=='payment'&quot;&gt;">wP</text:text-input></text:span><text:span text:style-name="MT20">Proveedor</text:span><text:span text:style-name="MT19"><text:text-input text:description="&lt;/when&gt;">/w</text:text-input></text:span><text:span text:style-name="MT19"><text:text-input text:description="&lt;when test=&quot;o.type=='receipt'&quot;&gt;">wR</text:text-input></text:span><text:span text:style-name="MT20">Cliente</text:span><text:span text:style-name="MT19"><text:text-input text:description="&lt;/when&gt;">/w</text:text-input></text:span><text:span text:style-name="MT19"><text:text-input text:description="&lt;/choose&gt;">/ch</text:text-input></text:span><text:span text:style-name="MT21">:</text:span><text:span text:style-name="MT22"> </text:span><text:span text:style-name="MT23"><text:placeholder text:placeholder-type="text">&lt;o.partner_id.commercial_partner_id.name&gt;</text:placeholder></text:span></text:p>
              <text:p text:style-name="MP22"/>
              <text:p text:style-name="MP23"><text:span text:style-name="MT24">Dirección</text:span><text:span text:style-name="MT25">: </text:span><text:span text:style-name="MT26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7">Teléfono</text:span><text:span text:style-name="MT21">:</text:span><text:span text:style-name="MT22"> </text:span><text:span text:style-name="MT23"><text:placeholder text:placeholder-type="text">&lt;o.partner_id.commercial_partner_id.phone&gt;</text:placeholder></text:span></text:p>
              <text:p text:style-name="MP26"/>
              <text:p text:style-name="MP25"><text:span text:style-name="MT27">Mail</text:span><text:span text:style-name="MT21">:</text:span><text:span text:style-name="MT22"> </text:span><text:span text:style-name="MT23"><text:placeholder text:placeholder-type="text">&lt;o.partner_id.commercial_partner_id.email&gt;</text:placeholder></text:span></text:p>
              <text:p text:style-name="MP27"/>
              <text:p text:style-name="MP28"><text:span text:style-name="MT28"><text:placeholder text:placeholder-type="text">&lt;if test="o.partner_id.parent_id"&gt;</text:placeholder></text:span><text:span text:style-name="MT29">Enviar a</text:span><text:span text:style-name="MT23">: </text:span><text:span text:style-name="MT23"><text:placeholder text:placeholder-type="text">&lt;o.partner_id.name&gt;</text:placeholder></text:span><text:span text:style-name="MT23"> - </text:span><text:span text:style-name="MT30"><text:placeholder text:placeholder-type="text">&lt;partner_address(o.partner_id)&gt;</text:placeholder></text:span><text:span text:style-name="MT23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1">Cond IVA</text:span><text:span text:style-name="MT21">:</text:span><text:span text:style-name="MT22"> </text:span><text:span text:style-name="MT23"><text:placeholder text:placeholder-type="text">&lt;o.partner_id.commercial_partner_id.responsability_id.name&gt;</text:placeholder></text:span></text:p>
              <text:p text:style-name="MP30"><text:span text:style-name="MT32">CUIT</text:span><text:span text:style-name="MT33">:</text:span><text:span text:style-name="MT34"> </text:span><text:span text:style-name="MT34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column table:style-name="Tabla2.H"/>
          <table:table-row table:style-name="Tabla2.1">
            <table:table-cell table:style-name="Tabla2.A1" office:value-type="string">
              <text:p text:style-name="MP31"><text:span text:style-name="Fuente_20_de_20_párrafo_20_predeter."><text:span text:style-name="MT35">Comprobante</text:span></text:span></text:p>
            </table:table-cell>
            <table:table-cell table:style-name="Tabla2.B1" office:value-type="string">
              <text:p text:style-name="MP31"><text:span text:style-name="Fuente_20_de_20_párrafo_20_predeter."><text:span text:style-name="MT35">Fecha de vencimiento</text:span></text:span></text:p>
            </table:table-cell>
            <table:table-cell table:style-name="Tabla2.C1" office:value-type="string">
              <text:p text:style-name="MP32"><text:span text:style-name="Fuente_20_de_20_párrafo_20_predeter."><text:span text:style-name="MT35">Pagado</text:span></text:span></text:p>
            </table:table-cell>
            <table:table-cell table:style-name="Tabla2.D1" office:value-type="string">
              <text:p text:style-name="MP32"><text:span text:style-name="Fuente_20_de_20_párrafo_20_predeter."><text:span text:style-name="MT35">Saldo</text:span></text:span></text:p>
            </table:table-cell>
            <table:table-cell table:style-name="Tabla2.E1" office:value-type="string">
              <text:p text:style-name="MP33"/>
            </table:table-cell>
            <table:table-cell table:style-name="Tabla2.F1" office:value-type="string">
              <text:p text:style-name="MP31"><text:span text:style-name="Fuente_20_de_20_párrafo_20_predeter."><text:span text:style-name="MT35">N Cheque</text:span></text:span></text:p>
            </table:table-cell>
            <table:table-cell table:style-name="Tabla2.G1" office:value-type="string">
              <text:p text:style-name="MP31"><text:span text:style-name="Fuente_20_de_20_párrafo_20_predeter."><text:span text:style-name="MT35">Banco</text:span></text:span></text:p>
            </table:table-cell>
            <table:table-cell table:style-name="Tabla2.H1" office:value-type="string">
              <text:p text:style-name="MP33"><text:span text:style-name="Fuente_20_de_20_párrafo_20_predeter."><text:span text:style-name="MT35">Importe</text:span></text:span></text:p>
            </table:table-cell>
          </table:table-row>
        </table:table>
        <text:p text:style-name="MP34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column table:style-name="Tabla6.G"/>
          <table:table-column table:style-name="Tabla6.H"/>
          <table:table-column table:style-name="Tabla6.I"/>
          <table:table-column table:style-name="Tabla6.J"/>
          <table:table-column table:style-name="Tabla6.K"/>
          <table:table-row table:style-name="Tabla6.1"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C1" office:value-type="string">
              <text:p text:style-name="MP36">Total</text:p>
            </table:table-cell>
            <table:table-cell table:style-name="Tabla6.C1" table:number-columns-spanned="3" office:value-type="string">
              <text:p text:style-name="MP37"><text:text-input text:description="&lt;formatLang(o.total_amount)&gt;">9.999,50</text:text-input></text:p>
            </table:table-cell>
            <table:covered-table-cell/>
            <table:covered-table-cell/>
            <table:table-cell table:style-name="Tabla6.A1" office:value-type="string">
              <text:p text:style-name="MP35"/>
            </table:table-cell>
            <table:table-cell table:style-name="Tabla6.C1" table:number-rows-spanned="3" table:number-columns-spanned="2" office:value-type="string">
              <text:p text:style-name="MP38">Cheque</text:p>
              <text:p text:style-name="MP39">Depósito / Transferencia</text:p>
              <text:p text:style-name="MP38">Efectivo</text:p>
            </table:table-cell>
            <table:covered-table-cell/>
            <table:table-cell table:style-name="Tabla6.C1" table:number-rows-spanned="3" office:value-type="string">
              <text:p text:style-name="MP40"><text:text-input text:description="&lt;formatLang(o.check_amount)&gt;">9.999,50</text:text-input></text:p>
              <text:p text:style-name="MP41"><text:text-input text:description="&lt;formatLang(o.bank_amount)&gt;">9.999,50</text:text-input></text:p>
              <text:p text:style-name="MP41"><text:text-input text:description="&lt;formatLang(o.cash_amount)&gt;">9.999,50</text:text-input></text:p>
            </table:table-cell>
            <table:table-cell table:style-name="Tabla6.A1" office:value-type="string">
              <text:p text:style-name="MP35"/>
            </table:table-cell>
          </table:table-row>
          <table:table-row table:style-name="Tabla6.2">
            <table:table-cell table:style-name="Tabla6.A1" office:value-type="string">
              <text:p text:style-name="MP35"/>
            </table:table-cell>
            <table:table-cell table:style-name="Tabla6.A1" table:number-rows-spanned="3" table:number-columns-spanned="5" office:value-type="string">
              <text:p text:style-name="MP42"><text:span text:style-name="MT36">OBSERVACIONES</text:span>: </text:p>
              <text:p text:style-name="MP43"><text:placeholder text:placeholder-type="text">&lt;if test="o.comment"&gt;</text:placeholder></text:p>
              <text:p text:style-name="MP43"><text:placeholder text:placeholder-type="text">&lt;for each="nl in o.comment.split('\n') or []"&gt;</text:placeholder></text:p>
              <text:p text:style-name="MP44"><text:placeholder text:placeholder-type="text">&lt;nl&gt;</text:placeholder></text:p>
              <text:p text:style-name="MP43"><text:placeholder text:placeholder-type="text">&lt;/for&gt;</text:placeholder></text:p>
              <text:p text:style-name="MP45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</table:table-row>
          <table:table-row table:style-name="Tabla6.3"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</table:table-row>
          <table:table-row table:style-name="Tabla6.4"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  <table:table-cell table:style-name="Tabla6.C1" table:number-columns-spanned="2" office:value-type="string">
              <text:p text:style-name="MP46">TOTAL</text:p>
            </table:table-cell>
            <table:covered-table-cell/>
            <table:table-cell table:style-name="Tabla6.C1" office:value-type="string">
              <text:p text:style-name="MP47"><text:text-input text:description="&lt;formatLang(o.total_amount)&gt;">9.999,50</text:text-input></text:p>
            </table:table-cell>
            <table:table-cell table:style-name="Tabla6.A1" office:value-type="string">
              <text:p text:style-name="MP48"/>
            </table:table-cell>
          </table:table-row>
          <table:table-row table:style-name="Tabla6.5">
            <table:table-cell table:style-name="Tabla6.A1" table:number-columns-spanned="2" office:value-type="string">
              <text:p text:style-name="MP49"/>
            </table:table-cell>
            <table:covered-table-cell/>
            <table:table-cell table:style-name="Tabla6.A1" office:value-type="string">
              <text:p text:style-name="MP49"/>
            </table:table-cell>
            <table:table-cell table:style-name="Tabla6.A1" office:value-type="string">
              <text:p text:style-name="MP49"/>
            </table:table-cell>
            <table:table-cell table:style-name="Tabla6.A1" office:value-type="string">
              <text:p text:style-name="MP49"/>
            </table:table-cell>
            <table:table-cell table:style-name="Tabla6.A1" table:number-columns-spanned="2" office:value-type="string">
              <text:p text:style-name="MP49"/>
            </table:table-cell>
            <table:covered-table-cell/>
            <table:table-cell table:style-name="Tabla6.A1" table:number-columns-spanned="2" office:value-type="string">
              <text:p text:style-name="MP49"/>
            </table:table-cell>
            <table:covered-table-cell/>
            <table:table-cell table:style-name="Tabla6.A1" table:number-columns-spanned="2" office:value-type="string">
              <text:p text:style-name="MP49"/>
            </table:table-cell>
            <table:covered-table-cell/>
          </table:table-row>
          <table:table-row table:style-name="Tabla6.6">
            <table:table-cell table:style-name="Tabla6.A1" table:number-columns-spanned="2" office:value-type="string">
              <text:p text:style-name="MP50"><text:span text:style-name="Fuente_20_de_20_párrafo_20_predeter."><text:span text:style-name="MT37"/></text:span></text:p>
            </table:table-cell>
            <table:covered-table-cell/>
            <table:table-cell table:style-name="Tabla6.A1" office:value-type="string">
              <text:p text:style-name="MP35"/>
            </table:table-cell>
            <table:table-cell table:style-name="Tabla6.D6" table:number-columns-spanned="7" office:value-type="string">
              <text:p text:style-name="MP51"><text:span text:style-name="Fuente_20_de_20_párrafo_20_predeter."><text:span text:style-name="MT38">So</text:span></text:span><text:span text:style-name="Fuente_20_de_20_párrafo_20_predeter."><text:span text:style-name="MT39">n</text:span></text:span><text:span text:style-name="Fuente_20_de_20_párrafo_20_predeter."><text:span text:style-name="MT37">: </text:span></text:span><text:span text:style-name="Fuente_20_de_20_párrafo_20_predeter."><text:span text:style-name="MT37"><text:text-input text:description="&lt;number_to_string(o.total_amount)&gt;">Son pesos: dos mil trecientos cuarenta y cuatro con cincuenta centavos</text:text-input></text:span></text:span><text:span text:style-name="Fuente_20_de_20_párrafo_20_predeter."><text:span text:style-name="MT37"> 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50"/>
            </table:table-cell>
          </table:table-row>
          <table:table-row table:style-name="Tabla6.7">
            <table:table-cell table:style-name="Tabla6.A1" table:number-columns-spanned="2" office:value-type="string">
              <text:p text:style-name="MP52"><text:span text:style-name="Fuente_20_de_20_párrafo_20_predeter."/></text:p>
            </table:table-cell>
            <table:covered-table-cell/>
            <table:table-cell table:style-name="Tabla6.C7" table:number-columns-spanned="2" office:value-type="string">
              <text:p text:style-name="MP53"><text:s text:c="34"/></text:p>
              <text:p text:style-name="MP54"><text:span text:style-name="Fuente_20_de_20_párrafo_20_predeter."><text:span text:style-name="MT41">Firma</text:span></text:span></text:p>
            </table:table-cell>
            <table:covered-table-cell/>
            <table:table-cell table:style-name="Tabla6.A1" office:value-type="string">
              <text:p text:style-name="MP55"/>
            </table:table-cell>
            <table:table-cell table:style-name="Tabla6.C7" table:number-columns-spanned="3" office:value-type="string">
              <text:p text:style-name="MP56"><text:span text:style-name="Fuente_20_de_20_párrafo_20_predeter."><text:span text:style-name="MT42"><text:s text:c="34"/></text:span></text:span></text:p>
              <text:p text:style-name="MP57"><text:span text:style-name="Fuente_20_de_20_párrafo_20_predeter."><text:span text:style-name="MT42"><text:s text:c="34"/></text:span></text:span></text:p>
              <text:p text:style-name="MP58"><text:span text:style-name="Fuente_20_de_20_párrafo_20_predeter."><text:span text:style-name="MT43">Aclaración</text:span></text:span></text:p>
            </table:table-cell>
            <table:covered-table-cell/>
            <table:covered-table-cell/>
            <table:table-cell table:style-name="Tabla6.C7" office:value-type="string">
              <text:p text:style-name="MP56"/>
            </table:table-cell>
            <table:table-cell table:style-name="Tabla6.A1" table:number-columns-spanned="2" office:value-type="string">
              <text:p text:style-name="MP55"/>
            </table:table-cell>
            <table:covered-table-cell/>
          </table:table-row>
          <table:table-row table:style-name="Tabla6.8"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office:value-type="string">
              <text:p text:style-name="MP35"/>
            </table:table-cell>
            <table:table-cell table:style-name="Tabla6.A1" office:value-type="string">
              <text:p text:style-name="MP35"/>
            </table:table-cell>
            <table:table-cell table:style-name="Tabla6.A1" office:value-type="string">
              <text:p text:style-name="MP35"/>
            </table:table-cell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table:number-columns-spanned="2" office:value-type="string">
              <text:p text:style-name="MP35"/>
            </table:table-cell>
            <table:covered-table-cell/>
          </table:table-row>
        </table:table>
        <text:p text:style-name="MP5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0-15T20:31:56.045117876</dc:date>
    <meta:editing-duration>P2DT4H1M49S</meta:editing-duration>
    <meta:editing-cycles>409</meta:editing-cycles>
    <meta:generator>LibreOffice/4.2.6.3$Linux_X86_64 LibreOffice_project/420m0$Build-3</meta:generator>
    <meta:document-statistic meta:table-count="7" meta:image-count="0" meta:object-count="0" meta:page-count="1" meta:paragraph-count="78" meta:word-count="300" meta:character-count="1799" meta:non-whitespace-character-count="1625"/>
  </office:meta>
</office:document-meta>
</file>